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53.25pt" style:use-optimal-column-width="false"/>
    </style:style>
    <style:style style:name="ACOL-7" style:family="table-column">
      <style:table-column-properties style:column-width="102.7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249pt" style:use-optimal-column-width="true"/>
    </style:style>
    <style:style style:name="ACOL-10" style:family="table-column"/>
    <style:style style:name="ACOL-11" style:family="table-column">
      <style:table-column-properties style:column-width="104.25pt" style:use-optimal-column-width="false"/>
    </style:style>
    <style:style style:name="ACOL-12" style:family="table-column">
      <style:table-column-properties style:column-width="78pt" style:use-optimal-column-width="false"/>
    </style:style>
    <style:style style:name="ACOL-13" style:family="table-column">
      <style:table-column-properties style:column-width="48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0" table:number-columns-repeated="224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BAT-F01A-1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650">
            <text:p>665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989999999999999">
            <text:p>1.299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BAT-F01A-2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657">
            <text:p>6657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609999999999999">
            <text:p>1.261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BAT-F01A-3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662">
            <text:p>6662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32">
            <text:p>1.232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BAT-F01A-4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686">
            <text:p>6686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1850000000000001">
            <text:p>1.185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BAT-F01A-5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690">
            <text:p>669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1759999999999999">
            <text:p>1.17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BAT-F01B-1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673">
            <text:p>6673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380000000000001">
            <text:p>1.338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BAT-F01B-2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690">
            <text:p>669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06">
            <text:p>1.20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BAT-F01B-3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727">
            <text:p>6727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76">
            <text:p>1.27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04</text:p>
          </table:table-cell>
          <table:table-cell table:style-name="ACE-0" office:value-type="float" office:value="-2.6960299999999999">
            <text:p>−2.69603</text:p>
          </table:table-cell>
          <table:table-cell table:style-name="ACE-0" office:value-type="float" office:value="107.61794999999999">
            <text:p>107.61795</text:p>
          </table:table-cell>
          <table:table-cell table:style-name="ACE-0" office:value-type="float" office:value="6771.5">
            <text:p>6771.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7330000000000001">
            <text:p>2.733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05-1</text:p>
          </table:table-cell>
          <table:table-cell table:style-name="ACE-0" office:value-type="float" office:value="-2.6960500000000001">
            <text:p>−2.69605</text:p>
          </table:table-cell>
          <table:table-cell table:style-name="ACE-0" office:value-type="float" office:value="107.61789">
            <text:p>107.61789</text:p>
          </table:table-cell>
          <table:table-cell table:style-name="ACE-0" office:value-type="float" office:value="6711">
            <text:p>6711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9350000000000001">
            <text:p>2.935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05-2</text:p>
          </table:table-cell>
          <table:table-cell table:style-name="ACE-0" office:value-type="float" office:value="-2.6960500000000001">
            <text:p>−2.69605</text:p>
          </table:table-cell>
          <table:table-cell table:style-name="ACE-0" office:value-type="float" office:value="107.61789">
            <text:p>107.61789</text:p>
          </table:table-cell>
          <table:table-cell table:style-name="ACE-0" office:value-type="float" office:value="6715">
            <text:p>671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9089999999999998">
            <text:p>2.909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05-3</text:p>
          </table:table-cell>
          <table:table-cell table:style-name="ACE-0" office:value-type="float" office:value="-2.6960500000000001">
            <text:p>−2.69605</text:p>
          </table:table-cell>
          <table:table-cell table:style-name="ACE-0" office:value-type="float" office:value="107.61789">
            <text:p>107.61789</text:p>
          </table:table-cell>
          <table:table-cell table:style-name="ACE-0" office:value-type="float" office:value="6716.3000000000002">
            <text:p>6716.3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9180000000000001">
            <text:p>2.918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05-4</text:p>
          </table:table-cell>
          <table:table-cell table:style-name="ACE-0" office:value-type="float" office:value="-2.6960500000000001">
            <text:p>−2.69605</text:p>
          </table:table-cell>
          <table:table-cell table:style-name="ACE-0" office:value-type="float" office:value="107.61789">
            <text:p>107.61789</text:p>
          </table:table-cell>
          <table:table-cell table:style-name="ACE-0" office:value-type="float" office:value="6733">
            <text:p>6733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919">
            <text:p>2.919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05-5</text:p>
          </table:table-cell>
          <table:table-cell table:style-name="ACE-0" office:value-type="float" office:value="-2.6960500000000001">
            <text:p>−2.69605</text:p>
          </table:table-cell>
          <table:table-cell table:style-name="ACE-0" office:value-type="float" office:value="107.61789">
            <text:p>107.61789</text:p>
          </table:table-cell>
          <table:table-cell table:style-name="ACE-0" office:value-type="float" office:value="6753.1999999999998">
            <text:p>6753.2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8599999999999999">
            <text:p>2.86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16</text:p>
          </table:table-cell>
          <table:table-cell table:style-name="ACE-0" office:value-type="float" office:value="-2.6944599999999999">
            <text:p>−2.69446</text:p>
          </table:table-cell>
          <table:table-cell table:style-name="ACE-0" office:value-type="float" office:value="107.61704">
            <text:p>107.61704</text:p>
          </table:table-cell>
          <table:table-cell table:style-name="ACE-0" office:value-type="float" office:value="6679.5">
            <text:p>6679.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66">
            <text:p>2.266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19a-1</text:p>
          </table:table-cell>
          <table:table-cell table:style-name="ACE-0" office:value-type="float" office:value="-2.6978499999999999">
            <text:p>−2.69785</text:p>
          </table:table-cell>
          <table:table-cell table:style-name="ACE-0" office:value-type="float" office:value="107.61622">
            <text:p>107.61622</text:p>
          </table:table-cell>
          <table:table-cell table:style-name="ACE-0" office:value-type="float" office:value="6595">
            <text:p>659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080000000000002">
            <text:p>2.208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19a-2</text:p>
          </table:table-cell>
          <table:table-cell table:style-name="ACE-0" office:value-type="float" office:value="-2.6978499999999999">
            <text:p>−2.69785</text:p>
          </table:table-cell>
          <table:table-cell table:style-name="ACE-0" office:value-type="float" office:value="107.61622">
            <text:p>107.61622</text:p>
          </table:table-cell>
          <table:table-cell table:style-name="ACE-0" office:value-type="float" office:value="6609.5">
            <text:p>6609.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3159999999999998">
            <text:p>2.316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19a-3</text:p>
          </table:table-cell>
          <table:table-cell table:style-name="ACE-0" office:value-type="float" office:value="-2.6978499999999999">
            <text:p>−2.69785</text:p>
          </table:table-cell>
          <table:table-cell table:style-name="ACE-0" office:value-type="float" office:value="107.61622">
            <text:p>107.61622</text:p>
          </table:table-cell>
          <table:table-cell table:style-name="ACE-0" office:value-type="float" office:value="6655">
            <text:p>665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3149999999999999">
            <text:p>2.315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19b-1</text:p>
          </table:table-cell>
          <table:table-cell table:style-name="ACE-0" office:value-type="float" office:value="-2.6978499999999999">
            <text:p>−2.69785</text:p>
          </table:table-cell>
          <table:table-cell table:style-name="ACE-0" office:value-type="float" office:value="107.61622">
            <text:p>107.61622</text:p>
          </table:table-cell>
          <table:table-cell table:style-name="ACE-0" office:value-type="float" office:value="6619">
            <text:p>6619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3279999999999998">
            <text:p>2.328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19b-2</text:p>
          </table:table-cell>
          <table:table-cell table:style-name="ACE-0" office:value-type="float" office:value="-2.6978499999999999">
            <text:p>−2.69785</text:p>
          </table:table-cell>
          <table:table-cell table:style-name="ACE-0" office:value-type="float" office:value="107.61622">
            <text:p>107.61622</text:p>
          </table:table-cell>
          <table:table-cell table:style-name="ACE-0" office:value-type="float" office:value="6655">
            <text:p>665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970000000000002">
            <text:p>2.297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19b-3</text:p>
          </table:table-cell>
          <table:table-cell table:style-name="ACE-0" office:value-type="float" office:value="-2.6978499999999999">
            <text:p>−2.69785</text:p>
          </table:table-cell>
          <table:table-cell table:style-name="ACE-0" office:value-type="float" office:value="107.61622">
            <text:p>107.61622</text:p>
          </table:table-cell>
          <table:table-cell table:style-name="ACE-0" office:value-type="float" office:value="6679.5">
            <text:p>6679.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389999999999999">
            <text:p>2.239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23-1</text:p>
          </table:table-cell>
          <table:table-cell table:style-name="ACE-0" office:value-type="float" office:value="-2.6819700000000002">
            <text:p>−2.68197</text:p>
          </table:table-cell>
          <table:table-cell table:style-name="ACE-0" office:value-type="float" office:value="107.62744000000001">
            <text:p>107.62744</text:p>
          </table:table-cell>
          <table:table-cell table:style-name="ACE-0" office:value-type="float" office:value="6460.5">
            <text:p>6460.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581">
            <text:p>2.581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23-2</text:p>
          </table:table-cell>
          <table:table-cell table:style-name="ACE-0" office:value-type="float" office:value="-2.6819700000000002">
            <text:p>−2.68197</text:p>
          </table:table-cell>
          <table:table-cell table:style-name="ACE-0" office:value-type="float" office:value="107.62744000000001">
            <text:p>107.62744</text:p>
          </table:table-cell>
          <table:table-cell table:style-name="ACE-0" office:value-type="float" office:value="6471.5">
            <text:p>6471.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4870000000000001">
            <text:p>2.487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23-3</text:p>
          </table:table-cell>
          <table:table-cell table:style-name="ACE-0" office:value-type="float" office:value="-2.6819700000000002">
            <text:p>−2.68197</text:p>
          </table:table-cell>
          <table:table-cell table:style-name="ACE-0" office:value-type="float" office:value="107.62744000000001">
            <text:p>107.62744</text:p>
          </table:table-cell>
          <table:table-cell table:style-name="ACE-0" office:value-type="float" office:value="6485">
            <text:p>648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359">
            <text:p>2.359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23-4</text:p>
          </table:table-cell>
          <table:table-cell table:style-name="ACE-0" office:value-type="float" office:value="-2.6819700000000002">
            <text:p>−2.68197</text:p>
          </table:table-cell>
          <table:table-cell table:style-name="ACE-0" office:value-type="float" office:value="107.62744000000001">
            <text:p>107.62744</text:p>
          </table:table-cell>
          <table:table-cell table:style-name="ACE-0" office:value-type="float" office:value="6553">
            <text:p>6553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6899999999999999">
            <text:p>2.69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ACE-0"/>
        </table:table-row>
        <table:table-row table:style-name="AROW-0" table:number-rows-repeated="7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9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25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1">
          <gnm:selection gnm:start-col="15" gnm:start-row="1" gnm:end-col="15" gnm:end-row="2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7:59:1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